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hat</text:p>
          </table:table-cell>
          <table:table-cell table:style-name="ce2" office:value-type="string" calcext:value-type="string">
            <text:p>Cost (€)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 ($)</text:p>
          </table:table-cell>
          <table:table-cell table:style-name="ce6" office:value-type="string" calcext:value-type="string">
            <text:p>Change</text:p>
          </table:table-cell>
          <table:table-cell table:style-name="ce6"/>
        </table:table-row>
        <table:table-row table:style-name="ro1">
          <table:table-cell office:value-type="string" calcext:value-type="string">
            <text:p>LCD Screen &amp; keypad</text:p>
          </table:table-cell>
          <table:table-cell table:formula="of:=[.D2]*[.$E$2]" office:value-type="currency" office:currency="EUR" office:value="18.360705" calcext:value-type="currency">
            <text:p>18,36 €</text:p>
          </table:table-cell>
          <table:table-cell office:value-type="string" calcext:value-type="string">
            <text:p>https://www.adafruit.com/products/1110</text:p>
          </table:table-cell>
          <table:table-cell office:value-type="float" office:value="24.95" calcext:value-type="float">
            <text:p>24,95</text:p>
          </table:table-cell>
          <table:table-cell table:style-name="ce6" office:value-type="float" office:value="0.7359" calcext:value-type="float">
            <text:p>0,7359</text:p>
          </table:table-cell>
          <table:table-cell/>
        </table:table-row>
        <table:table-row table:style-name="ro1">
          <table:table-cell office:value-type="string" calcext:value-type="string">
            <text:p>Micro USB Connector</text:p>
          </table:table-cell>
          <table:table-cell table:formula="of:=[.D3]*[.$E$2]" office:value-type="currency" office:currency="EUR" office:value="0.699105" calcext:value-type="currency">
            <text:p>0,70 €</text:p>
          </table:table-cell>
          <table:table-cell office:value-type="string" calcext:value-type="string">
            <text:p>http://www.adafruit.com/products/1826</text:p>
          </table:table-cell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 wire</text:p>
          </table:table-cell>
          <table:table-cell table:style-name="ce2"/>
          <table:table-cell office:value-type="string" calcext:value-type="string">
            <text:p>Directly from the local store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Network wire, plug and jack</text:p>
          </table:table-cell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SDXC memory card 64 G</text:p>
          </table:table-cell>
          <table:table-cell table:style-name="ce4" office:value-type="currency" office:currency="EUR" office:value="36.85" calcext:value-type="currency">
            <text:p>36,85 €</text:p>
          </table:table-cell>
          <table:table-cell office:value-type="string" calcext:value-type="string">
            <text:p>http://www.ldlc.com/fiche/PB00135010.htm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Car switch</text:p>
          </table:table-cell>
          <table:table-cell table:formula="of:=[.D7]*[.$E$2]" office:value-type="currency" office:currency="EUR" office:value="14.710641" calcext:value-type="currency">
            <text:p>14,71 €</text:p>
          </table:table-cell>
          <table:table-cell table:style-name="Default" office:value-type="string" calcext:value-type="string">
            <text:p>http://www.mausberrycircuits.com/collections/car-power-supply-switches/products/3a-car-supply-switch</text:p>
          </table:table-cell>
          <table:table-cell office:value-type="float" office:value="19.99" calcext:value-type="float">
            <text:p>19,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n/Off switch</text:p>
          </table:table-cell>
          <table:table-cell table:formula="of:=[.D8]*[.$E$2]" office:value-type="currency" office:currency="EUR" office:value="4.378605" calcext:value-type="currency">
            <text:p>4,38 €</text:p>
          </table:table-cell>
          <table:table-cell table:style-name="Default" office:value-type="string" calcext:value-type="string">
            <text:p>https://www.adafruit.com/products/1400</text:p>
          </table:table-cell>
          <table:table-cell office:value-type="float" office:value="5.95" calcext:value-type="float">
            <text:p>5,9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5" table:formula="of:=SUM([.B2:.B8])" office:value-type="currency" office:currency="EUR" office:value="74.999056" calcext:value-type="currency">
            <text:p>75,00 €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000-00-00T00:00:01.621468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6-04T19:41:14.465951144</meta:creation-date>
    <dc:date>2014-06-15T13:24:29.799003398</dc:date>
    <dc:creator>nico </dc:creator>
    <meta:editing-duration>PT1H41M36S</meta:editing-duration>
    <meta:editing-cycles>13</meta:editing-cycles>
    <meta:generator>LibreOffice/4.1.3.2$Linux_x86 LibreOffice_project/70feb7d99726f064edab4605a8ab840c50ec57a</meta:generator>
    <meta:document-statistic meta:table-count="1" meta:cell-count="30" meta:object-count="0"/>
  </office:meta>
</office:document-meta>
</file>